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start="" draw:marker-end="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37cm"/>
      <style:paragraph-properties style:writing-mode="lr-tb"/>
    </style:style>
    <style:style style:name="gr5" style:family="graphic" style:parent-style-name="objectwithoutfill">
      <style:graphic-properties svg:stroke-width="0.051cm" svg:stroke-color="#ff8000" draw:marker-start="" draw:marker-start-width="0.279cm" draw:marker-end="" draw:marker-end-width="0.381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1cm" svg:stroke-color="#1e6a39" draw:marker-start="" draw:marker-start-width="0.279cm" draw:marker-end="" draw:marker-end-width="0.381cm" draw:fill="solid" draw:fill-color="#800080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1cm" svg:stroke-color="#ff3838" draw:marker-start="" draw:marker-start-width="0.279cm" draw:marker-end="" draw:marker-end-width="0.381cm" draw:fill="solid" draw:fill-color="#800080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1cm" svg:stroke-color="#ffd428" draw:marker-start="" draw:marker-start-width="0.279cm" draw:marker-end="" draw:marker-end-width="0.381cm" draw:fill="solid" draw:fill-color="#800080" draw:textarea-vertical-align="middle" fo:padding-top="0.151cm" fo:padding-bottom="0.151cm" fo:padding-left="0.276cm" fo:padding-right="0.27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945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0.896cm" fo:min-width="1.281cm"/>
      <style:paragraph-properties style:writing-mode="lr-tb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7.34cm"/>
      <style:paragraph-properties style:writing-mode="lr-tb"/>
    </style:style>
    <style:style style:name="gr14" style:family="graphic" style:parent-style-name="standard">
      <style:graphic-properties svg:stroke-color="#ffffff" draw:fill-color="#ff7b59" draw:textarea-horizontal-align="justify" draw:textarea-vertical-align="middle" draw:auto-grow-height="false" fo:min-height="1.594cm" fo:min-width="3.645cm"/>
      <style:paragraph-properties style:writing-mode="lr-tb"/>
    </style:style>
    <style:style style:name="gr15" style:family="graphic" style:parent-style-name="standard">
      <style:graphic-properties svg:stroke-color="#ffffff" draw:fill-color="#ffd428" draw:textarea-horizontal-align="justify" draw:textarea-vertical-align="middle" draw:auto-grow-height="false" fo:min-height="0.385cm" fo:min-width="17.28cm"/>
      <style:paragraph-properties style:writing-mode="lr-tb"/>
    </style:style>
    <style:style style:name="gr16" style:family="graphic" style:parent-style-name="objectwithoutfill">
      <style:graphic-properties draw:marker-end="Arrowheads_20_5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18.61cm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Liberation Serif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Liberation Serif"/>
    </style:style>
    <style:style style:name="P4" style:family="paragraph">
      <loext:graphic-properties draw:fill="solid" draw:fill-color="#800080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8" style:family="paragraph">
      <loext:graphic-properties draw:fill-color="#ff7b59"/>
      <style:paragraph-properties fo:text-align="center" style:writing-mode="lr-tb"/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00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14" style:family="paragraph">
      <loext:graphic-properties draw:fill-color="#ffd428"/>
      <style:paragraph-properties fo:text-align="center" style:writing-mode="lr-tb"/>
      <style:text-properties fo:color="#333333" loext:opacity="100%" fo:font-size="8pt" fo:language="zxx" fo:country="none" style:font-size-asian="8pt" style:language-asian="zxx" style:country-asian="none" style:font-size-complex="8pt" style:language-complex="zxx" style:country-complex="none"/>
    </style:style>
    <style:style style:name="P15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erif" fo:font-size="10pt" style:font-size-asian="10pt" style:font-size-complex="10pt"/>
    </style:style>
    <style:style style:name="T2" style:family="text">
      <style:text-properties fo:color="#ffffff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3" style:family="text">
      <style:text-properties fo:color="#ffffff" loext:opacity="100%" fo:font-size="16pt" fo:language="zxx" fo:country="non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4" style:family="text">
      <style:text-properties fo:color="#333333" loext:opacity="100%" fo:font-size="13pt" fo:language="zxx" fo:country="none" style:font-size-asian="13pt" style:language-asian="zxx" style:country-asian="none" style:font-size-complex="13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2.676cm" svg:y1="11.756cm" svg:x2="2.652cm" svg:y2="5.242cm" svg:d="M2676 11756l-24-6514" svg:viewBox="0 0 25 6515">
          <text:p/>
        </draw:connector>
        <draw:connector draw:style-name="gr1" draw:text-style-name="P1" draw:layer="layout" draw:type="line" svg:x1="2.665cm" svg:y1="11.756cm" svg:x2="8.735cm" svg:y2="11.795cm" svg:d="M2665 11756l6070 39" svg:viewBox="0 0 6071 40">
          <text:p/>
        </draw:connector>
        <draw:line draw:style-name="gr2" draw:text-style-name="P1" draw:layer="layout" svg:x1="3.81cm" svg:y1="11.695cm" svg:x2="3.81cm" svg:y2="11.965cm">
          <text:p/>
        </draw:line>
        <draw:line draw:style-name="gr2" draw:text-style-name="P1" draw:layer="layout" svg:x1="7.11cm" svg:y1="11.695cm" svg:x2="7.11cm" svg:y2="11.965cm">
          <text:p/>
        </draw:line>
        <draw:frame draw:style-name="gr3" draw:text-style-name="P3" draw:layer="layout" svg:width="1.905cm" svg:height="0.962cm" svg:x="2.94cm" svg:y="12.073cm">
          <draw:text-box>
            <text:p text:style-name="P2"><text:span text:style-name="T1">Hombre</text:span></text:p>
          </draw:text-box>
        </draw:frame>
        <draw:frame draw:style-name="gr3" draw:text-style-name="P3" draw:layer="layout" svg:width="1.905cm" svg:height="0.962cm" svg:x="6.141cm" svg:y="12.073cm">
          <draw:text-box>
            <text:p text:style-name="P2"><text:span text:style-name="T1">Mujer</text:span></text:p>
          </draw:text-box>
        </draw:frame>
        <draw:frame draw:style-name="gr4" draw:text-style-name="P3" draw:layer="layout" svg:width="4.044cm" svg:height="0.64cm" draw:transform="rotate (1.57166899142089) translate (1.542cm 10.517cm)">
          <draw:text-box>
            <text:p text:style-name="P2"><text:span text:style-name="T1">Izquierda - </text:span><text:span text:style-name="T1">derecha</text:span></text:p>
          </draw:text-box>
        </draw:frame>
        <draw:line draw:style-name="gr5" draw:text-style-name="P1" draw:layer="layout" svg:x1="3.81cm" svg:y1="8.255cm" svg:x2="6.985cm" svg:y2="9.525cm">
          <text:p/>
        </draw:line>
        <draw:connector draw:style-name="gr1" draw:text-style-name="P1" draw:layer="layout" draw:type="line" svg:x1="10.377cm" svg:y1="11.757cm" svg:x2="10.353cm" svg:y2="5.243cm" svg:d="M10377 11757l-24-6514" svg:viewBox="0 0 25 6515">
          <text:p/>
        </draw:connector>
        <draw:connector draw:style-name="gr1" draw:text-style-name="P1" draw:layer="layout" draw:type="line" svg:x1="10.366cm" svg:y1="11.757cm" svg:x2="16.436cm" svg:y2="11.796cm" svg:d="M10366 11757l6070 39" svg:viewBox="0 0 6071 40">
          <text:p/>
        </draw:connector>
        <draw:frame draw:style-name="gr4" draw:text-style-name="P3" draw:layer="layout" svg:width="4.044cm" svg:height="0.64cm" draw:transform="rotate (1.57166899142089) translate (9.243cm 10.518cm)">
          <draw:text-box>
            <text:p text:style-name="P2"><text:span text:style-name="T1">I</text:span><text:span text:style-name="T1">z</text:span><text:span text:style-name="T1">q</text:span><text:span text:style-name="T1">u</text:span><text:span text:style-name="T1">i</text:span><text:span text:style-name="T1">e</text:span><text:span text:style-name="T1">r</text:span><text:span text:style-name="T1">d</text:span><text:span text:style-name="T1">a </text:span><text:span text:style-name="T1">- </text:span><text:span text:style-name="T1">d</text:span><text:span text:style-name="T1">e</text:span><text:span text:style-name="T1">r</text:span><text:span text:style-name="T1">e</text:span><text:span text:style-name="T1">c</text:span><text:span text:style-name="T1">h</text:span><text:span text:style-name="T1">a</text:span></text:p>
          </draw:text-box>
        </draw:frame>
        <draw:line draw:style-name="gr6" draw:text-style-name="P4" draw:layer="layout" svg:x1="11.511cm" svg:y1="9.356cm" svg:x2="15.24cm" svg:y2="8.085cm">
          <text:p/>
        </draw:line>
        <draw:frame draw:style-name="gr3" draw:text-style-name="P3" draw:layer="layout" svg:width="1.905cm" svg:height="0.962cm" svg:x="12.342cm" svg:y="12.073cm">
          <draw:text-box>
            <text:p text:style-name="P2"><text:span text:style-name="T1">Edad</text:span></text:p>
          </draw:text-box>
        </draw:frame>
        <draw:connector draw:style-name="gr1" draw:text-style-name="P1" draw:layer="layout" draw:type="line" svg:x1="18.478cm" svg:y1="11.757cm" svg:x2="18.454cm" svg:y2="5.243cm" svg:d="M18478 11757l-24-6514" svg:viewBox="0 0 25 6515">
          <text:p/>
        </draw:connector>
        <draw:connector draw:style-name="gr1" draw:text-style-name="P1" draw:layer="layout" draw:type="line" svg:x1="18.467cm" svg:y1="11.757cm" svg:x2="24.537cm" svg:y2="11.796cm" svg:d="M18467 11757l6070 39" svg:viewBox="0 0 6071 40">
          <text:p/>
        </draw:connector>
        <draw:frame draw:style-name="gr4" draw:text-style-name="P3" draw:layer="layout" svg:width="4.044cm" svg:height="0.64cm" draw:transform="rotate (1.57166899142089) translate (17.344cm 10.518cm)">
          <draw:text-box>
            <text:p text:style-name="P2"><text:span text:style-name="T1">Izquierda - derecha</text:span></text:p>
          </draw:text-box>
        </draw:frame>
        <draw:line draw:style-name="gr7" draw:text-style-name="P4" draw:layer="layout" svg:x1="19.612cm" svg:y1="9.356cm" svg:x2="23.495cm" svg:y2="8.89cm">
          <text:p/>
        </draw:line>
        <draw:frame draw:style-name="gr3" draw:text-style-name="P3" draw:layer="layout" svg:width="1.905cm" svg:height="0.962cm" svg:x="20.443cm" svg:y="12.073cm">
          <draw:text-box>
            <text:p text:style-name="P2"><text:span text:style-name="T1">Edad</text:span></text:p>
          </draw:text-box>
        </draw:frame>
        <draw:line draw:style-name="gr8" draw:text-style-name="P4" draw:layer="layout" svg:x1="19.613cm" svg:y1="9.056cm" svg:x2="23.495cm" svg:y2="6.985cm">
          <text:p/>
        </draw:line>
        <draw:frame draw:style-name="gr3" draw:text-style-name="P3" draw:layer="layout" svg:width="1.905cm" svg:height="0.962cm" svg:x="23.53cm" svg:y="8.563cm">
          <draw:text-box>
            <text:p text:style-name="P2"><text:span text:style-name="T1">Mujer</text:span></text:p>
          </draw:text-box>
        </draw:frame>
        <draw:frame draw:style-name="gr3" draw:text-style-name="P3" draw:layer="layout" svg:width="1.905cm" svg:height="0.962cm" svg:x="23.495cm" svg:y="6.558cm">
          <draw:text-box>
            <text:p text:style-name="P2"><text:span text:style-name="T1">Hombre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8" draw:layer="layout" svg:width="4.445cm" svg:height="1.844cm" svg:x="5.715cm" svg:y="3.436cm">
          <text:p text:style-name="P6"><text:span text:style-name="T2">U</text:span><text:span text:style-name="T2">n</text:span><text:span text:style-name="T2">i</text:span><text:span text:style-name="T2">d</text:span><text:span text:style-name="T2">a</text:span><text:span text:style-name="T2">d</text:span><text:span text:style-name="T2"> </text:span><text:span text:style-name="T2">1</text:span></text:p>
          <text:p text:style-name="P7"><text:span text:style-name="T3">A</text:span><text:span text:style-name="T3">s</text:span><text:span text:style-name="T3">o</text:span><text:span text:style-name="T3">c</text:span><text:span text:style-name="T3">i</text:span><text:span text:style-name="T3">a</text:span><text:span text:style-name="T3">c</text:span><text:span text:style-name="T3">i</text:span><text:span text:style-name="T3">ó</text:span><text:span text:style-name="T3">n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3.81cm" svg:height="0.962cm" svg:x="5.08cm" svg:y="1.27cm">
          <draw:text-box>
            <text:p text:style-name="P9">Agosto</text:p>
          </draw:text-box>
        </draw:frame>
        <draw:frame draw:style-name="gr3" draw:text-style-name="P10" draw:layer="layout" svg:width="3.81cm" svg:height="0.962cm" svg:x="9.98cm" svg:y="1.27cm">
          <draw:text-box>
            <text:p text:style-name="P9">Septiembre</text:p>
          </draw:text-box>
        </draw:frame>
        <draw:frame draw:style-name="gr3" draw:text-style-name="P10" draw:layer="layout" svg:width="3.81cm" svg:height="0.962cm" svg:x="15.38cm" svg:y="1.27cm">
          <draw:text-box>
            <text:p text:style-name="P9">Octubre</text:p>
          </draw:text-box>
        </draw:frame>
        <draw:frame draw:style-name="gr3" draw:text-style-name="P10" draw:layer="layout" svg:width="3.81cm" svg:height="0.962cm" svg:x="20.68cm" svg:y="1.27cm">
          <draw:text-box>
            <text:p text:style-name="P9">Noviembre</text:p>
          </draw:text-box>
        </draw:frame>
        <draw:custom-shape draw:style-name="gr11" draw:text-style-name="P12" draw:layer="layout" svg:width="1.905cm" svg:height="1.27cm" svg:x="11.9cm" svg:y="3.71cm">
          <text:p text:style-name="P11">Ev.1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1.905cm" svg:height="1.27cm" svg:x="18.2cm" svg:y="6.611cm">
          <text:p text:style-name="P11">Ev.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2" draw:id="id2" draw:layer="layout" svg:width="1.905cm" svg:height="1.27cm" svg:x="23.2cm" svg:y="9.512cm">
          <text:p text:style-name="P11">Ev.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1" draw:layer="layout" svg:x1="10.169cm" svg:y1="4.412cm" svg:x2="11.771cm" svg:y2="4.412cm" svg:d="M10169 4412h1602" svg:viewBox="0 0 1603 1">
          <text:p/>
        </draw:connector>
        <draw:connector draw:style-name="gr12" draw:text-style-name="P1" draw:layer="layout" svg:x1="16.613cm" svg:y1="7.285cm" svg:x2="18.215cm" svg:y2="7.285cm" svg:d="M16613 7285h1602" svg:viewBox="0 0 1603 1">
          <text:p/>
        </draw:connector>
        <draw:custom-shape draw:style-name="gr13" draw:text-style-name="P8" draw:layer="layout" svg:width="7.84cm" svg:height="1.844cm" svg:x="9.94cm" svg:y="6.316cm">
          <text:p text:style-name="P6"><text:span text:style-name="T2">Unidad 2</text:span></text:p>
          <text:p text:style-name="P7"><text:span text:style-name="T3">Inferencia 1: </text:span></text:p>
          <text:p text:style-name="P7"><text:span text:style-name="T3">Continua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21.59cm" svg:y1="10.16cm" svg:x2="23.192cm" svg:y2="10.16cm" svg:d="M21590 10160h1602" svg:viewBox="0 0 1603 1">
          <text:p/>
        </draw:connector>
        <draw:custom-shape draw:style-name="gr14" draw:text-style-name="P8" draw:layer="layout" svg:width="4.145cm" svg:height="1.844cm" svg:x="18.715cm" svg:y="9.216cm">
          <text:p text:style-name="P6"><text:span text:style-name="T2">Unidad 3</text:span></text:p>
          <text:p text:style-name="P7"><text:span text:style-name="T3">Inferencia 2: Categóricas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xml:id="id1" draw:id="id1" draw:layer="layout" svg:width="17.78cm" svg:height="0.635cm" svg:x="5.715cm" svg:y="11.43cm">
          <text:p text:style-name="P13"><text:span text:style-name="T4">Reporte y reproducibilidad</text:span></text:p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23.495cm" svg:y1="11.747cm" svg:x2="24.152cm" svg:y2="10.782cm" draw:start-shape="id1" draw:start-glue-point="1" draw:end-shape="id2" draw:end-glue-point="2" svg:d="M23495 11747h657v-965" svg:viewBox="0 0 658 966">
          <text:p/>
        </draw:connector>
        <draw:custom-shape draw:style-name="gr17" draw:text-style-name="P9" draw:layer="layout" svg:width="19.11cm" svg:height="0.001cm" svg:x="5.715cm" svg:y="2.30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Dimension_20_Lines" draw:display-name="Dimension Lines" svg:viewBox="0 0 836 110" svg:d="M0 0h278 278 280v36 36 38h-278-278-280v-36-36z"/>
    <draw:marker draw:name="Triangle" svg:viewBox="0 0 1013 1130" svg:d="M1009 1050l-449-1008-22-30-29-12-34 12-21 26-449 1012-5 13v8l5 21 12 21 17 13 21 4h903l21-4 21-13 9-21 4-21v-8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Dimension_20_Lines" draw:marker-end="Triangle" draw:marker-end-width="0.30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1T17:49:25.332561584</meta:creation-date>
    <dc:date>2023-10-12T12:49:06.973498328</dc:date>
    <meta:editing-duration>PT18M12S</meta:editing-duration>
    <meta:editing-cycles>4</meta:editing-cycles>
    <meta:generator>LibreOffice/7.3.7.2$Linux_X86_64 LibreOffice_project/30$Build-2</meta:generator>
    <meta:document-statistic meta:object-count="62"/>
  </office:meta>
</office:document-meta>
</file>